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Texte_20_de_20_saisie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7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8" style:family="paragraph" style:parent-style-name="Text_20_body" style:master-page-name="">
      <style:paragraph-properties loext:contextual-spacing="false"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loext:contextual-spacing="false"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normal" fo:background-color="transparent" style:font-name-asian="Times New Roman" style:font-size-asian="11pt" style:font-weight-asian="normal" style:font-name-complex="Arial1" style:font-size-complex="11pt" style:font-weight-complex="normal"/>
    </style:style>
    <style:style style:name="P20" style:family="paragraph" style:parent-style-name="Text_20_body" style:master-page-name="First_20_Page">
      <style:paragraph-properties loext:contextual-spacing="false"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11pt" style:font-size-asian="11pt" style:font-size-complex="11pt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moisdebutsanction"/>
        <text:user-field-decl office:value-type="string" office:string-value="" text:name="adresse_nomcom"/>
        <text:user-field-decl office:value-type="string" office:string-value="" text:name="adresse_libtypevoi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2"/>
            </table:table-cell>
          </table:table-row>
          <table:table-row table:style-name="Tableau1.2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9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4"> DPAS/SIS/BADA/SUSPENSION/</text:span><text:span text:style-name="T4"><text:date style:data-style-name="N106" text:date-value="2015-04-23T11:17:20.63">2015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4-23T11:17:20.63">23/04/2015</text:date></text:p>
            </table:table-cell>
            <table:table-cell table:style-name="Tableau1.B3" office:value-type="string">
              <text:p text:style-name="P8"><text:user-field-get text:name="adresse_numvoie"/> <text:span text:style-name="T6"><text:user-field-get text:name="adresse_libtypevoie"/></text:span><text:span text:style-name="T6"> </text:span><text:span text:style-name="T6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11"><text:span text:style-name="T7">Comme je vous l’indiquais dans mon courrier du </text:span><text:span text:style-name="T3"><text:user-field-get text:name="passagecommissionep_impressionconvocation"/></text:span>, <text:span text:style-name="T7">votre dossier a été transmis à l’Equipe Pluridisciplinaire (EP) qui a examiné votre situation.</text:span></text:p>
        <text:p text:style-name="P17"/>
        <text:p text:style-name="P17">Après avoir pris connaissance de son avis, il a été décidé, compte tenu de l’absence de démarches d’insertion de votre part malgré nos multiples sollicitations, de suspendre votre allocation de Revenu de Solidarité Active (RSA).</text:p>
        <text:p text:style-name="P17"/>
        <text:p text:style-name="P17">La Caisse d’Allocations Familiales (CAF) effectuera cette suspension à compter de <text:date style:data-style-name="N34" text:date-value="2015-04-23T11:17:20.63">avril</text:date> payable en <text:date style:data-style-name="N34" text:date-value="2015-04-23T11:17:20.63" text:date-adjust="PT768H00M00S">mai</text:date>.</text:p>
        <text:p text:style-name="P17">Cette suspension sera également effective les mois suivants en l’absence de démarches d’insertion.</text:p>
        <text:p text:style-name="P4"/>
        <text:p text:style-name="P4">Vous pouvez contester cette décision par un recours administratif dans un délai de deux mois à compter de la réception de cette lettre, auprès de Monsieur le Président du Conseil départemental, Hôtel du Département – BP 93 – 93006 Bobigny Cedex.</text:p>
        <text:p text:style-name="P4"/>
        <text:p text:style-name="P15">Je reste à votre entière disposition pour tout renseignement complémentaire.</text:p>
        <text:p text:style-name="P4"/>
        <text:p text:style-name="P5">Je vous prie de croire, <text:user-field-get text:name="personne_qual"/>, à l'assurance de mes salutations distinguées.</text:p>
        <text:p text:style-name="P16"/>
        <text:p text:style-name="P13">Pour le Président du Conseil départemental</text:p>
        <text:p text:style-name="P13">et par délégation,</text:p>
        <text:p text:style-name="P13"/>
        <text:p text:style-name="P13"/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5-04-23T11:17:20.56</dc:date>
    <dc:creator>linda baitech</dc:creator>
    <meta:editing-duration>PT06H03M54S</meta:editing-duration>
    <meta:editing-cycles>109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8" meta:word-count="176" meta:character-count="1186"/>
  </office:meta>
</office:document-meta>
</file>